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dd25" officeooo:paragraph-rsid="001cdd25"/>
    </style:style>
    <style:style style:name="P2" style:family="paragraph" style:parent-style-name="Standard">
      <style:paragraph-properties fo:text-align="center" style:justify-single-word="false"/>
      <style:text-properties style:text-position="0% 100%" fo:font-weight="bold" officeooo:rsid="001cdd25" officeooo:paragraph-rsid="001cdd2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dd25" officeooo:paragraph-rsid="001cdd2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fd6f" officeooo:paragraph-rsid="001dfd6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f5719" officeooo:paragraph-rsid="001f571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P11</text:p>
      <text:p text:style-name="Standard"><text:span text:style-name="T1">IP11–03</text:span> REVERSE LAMPS RELAY DRIVE: TO ACTIVATE, IC SWITCHES CIRCUIT TO GROUND</text:p>
      <text:p text:style-name="Standard"><text:span text:style-name="T1">IP11–05 </text:span>ENGINE OIL PRESSURE SIGNAL: ENGINE OIL PRESSURE PRESENT = GROUND</text:p>
      <text:p text:style-name="P1"><text:span text:style-name="T1">IP11-07 </text:span>BATTERY POWER SUPPLY: B+</text:p>
      <text:p text:style-name="P1"><text:span text:style-name="T1">IP11-08</text:span> POWER GROUND: GROUND</text:p>
      <text:p text:style-name="P1"><text:span text:style-name="T1">IP11-11</text:span> IGNITION SWITCHED POWER SUPPLY (II): B+</text:p>
      <text:p text:style-name="P1"><text:span text:style-name="T1">IP11-13</text:span> GNITION SWITCHED POWER SUPPLY (I): B+</text:p>
      <text:p text:style-name="P1"><text:span text:style-name="T1">IP11-15 </text:span>SIDE LAMPS STATUS: B+ WHEN ACTIVATED</text:p>
      <text:p text:style-name="P1"><text:span text:style-name="T1">IP11-17 </text:span>DIP BEAM STATUS: B+ WHEN ACTIVATED</text:p>
      <text:p text:style-name="P1"><text:span text:style-name="T1">IP11-19</text:span> AIR BAG WARNING: HARD WIRED TO AIR BAG INDICATOR</text:p>
      <text:p text:style-name="P1"><text:span text:style-name="T1">IP11-21</text:span> DIMMER CONTROLLED ILLUMINATION: PWM, 80 Hz, GROUND = 0% DUTY CYCLE, B+ = 100% DUTY CYCLE; HARD WIRED TO BACK LIGHTING; MICRO SENSED FOR DISPLAY</text:p>
      <text:p text:style-name="P1"><text:span text:style-name="T1">IP11-24</text:span> POWER STEERING (NOT USED)</text:p>
      <text:p text:style-name="P1"><text:span text:style-name="T1">IP11-25 </text:span>???</text:p>
      <text:p text:style-name="P1"/>
      <text:p text:style-name="P3">IP10</text:p>
      <text:p text:style-name="P4">IP10-01 <text:span text:style-name="T2">REVERSE LAMP SWITCH: B+ WHEN ACTIVATED</text:span></text:p>
      <text:p text:style-name="P4">IP10-02 <text:span text:style-name="T2">SECURITY INDICATOR DRIVE: TO ACTIVATE, IC SWITCHES CIRCUIT TO B+</text:span></text:p>
      <text:p text:style-name="P4"><text:span text:style-name="T2">IP10-03 PATS 1: ENCODED COMMUNICATION</text:span></text:p>
      <text:p text:style-name="P4"><text:span text:style-name="T2">IP10-04 PATS 2: ENCODED COMMUNICATION</text:span></text:p>
      <text:p text:style-name="P4"><text:span text:style-name="T2">IP10-05 PATS GROUND: GROUND</text:span></text:p>
      <text:p text:style-name="P4"><text:span text:style-name="T2">IP10-06 PATS TRANSCEIVER POWER: B+</text:span></text:p>
      <text:p text:style-name="P4"><text:span text:style-name="T2">IP10-07 FUEL LEVEL SENSOR 1 SIGNAL: VARIABLE RESISTANCE: 20 R = EMPTY; 160 R = FULL</text:span></text:p>
      <text:p text:style-name="P4"><text:span text:style-name="T2">IP10-08 FUEL LEVEL SENSOR 2 SIGNAL: VARIABLE RESISTANCE: 20 R = EMPTY; 160 R = FULL</text:span></text:p>
      <text:p text:style-name="P4"><text:span text:style-name="T2">IP10-09 FUEL LEVEL SENSOR REFERENCE: GROUND</text:span></text:p>
      <text:p text:style-name="P4"><text:span text:style-name="T2">IP10-10 MAIN BEAM STATUS: B+ WHEN ACTIVATED</text:span></text:p>
      <text:p text:style-name="P4"><text:span text:style-name="T2">IP10-11 WASHER FLUID LEVEL LOW SIGNAL: FLUID LEVEL LOW = GROUND</text:span></text:p>
      <text:p text:style-name="P4"><text:span text:style-name="T2">IP10-12 BRAKE FLUID LEVEL WARNING SIGNAL: FLUID LEVEL LOW = GROUND</text:span></text:p>
      <text:p text:style-name="P4"><text:span text:style-name="T2">IP10-13 EMERGENCY UNLOCK: B+ WHEN ACTIVATED</text:span></text:p>
      <text:p text:style-name="P4"><text:span text:style-name="T2">IP10-15 PARKING BRAKE SIGNAL: PARKING BRAKE ON = GROUND</text:span></text:p>
      <text:p text:style-name="P4"><text:span text:style-name="T2">IP10-16 TRIP COMPUTER CYCLE SWITCH: GROUND WHEN ACTIVATED</text:span></text:p>
      <text:p text:style-name="P4"><text:span text:style-name="T2">IP10-17 CAN +</text:span></text:p>
      <text:p text:style-name="P4"><text:span text:style-name="T2">IP10-18 CAN -</text:span></text:p>
      <text:p text:style-name="P4"><text:span text:style-name="T2">IP10-19 FRONT FOG STATUS (HARD WIRED TO INDICATOR): B+ WHEN ACTIVATED</text:span></text:p>
      <text:p text:style-name="P4"><text:span text:style-name="T2">IP10-20 REAR FOG STATUS (HARD WIRED TO INDICATOR): B+ WHEN ACTIVATED</text:span></text:p>
      <text:p text:style-name="P5"><text:span text:style-name="T2">IP10-22 SCP +</text:span></text:p>
      <text:p text:style-name="P5"><text:span text:style-name="T2">IP10-23 SCP -</text:span></text:p>
      <text:p text:style-name="P5"><text:span text:style-name="T2">IP10-24 TRIP COMPUTER MODE SIGNAL: STEPPED RESISTANCE</text:span></text:p>
      <text:p text:style-name="P5"><text:span text:style-name="T2">IP10-25 TRIP COMPUTER SWITCH PACK REFERENCE: GROUND</text:span></text:p>
      <text:p text:style-name="P5"><text:span text:style-name="T2"/></text:p>
      <text:p text:style-name="P5"><text:span text:style-name="T2"/></text:p>
      <text:p text:style-name="P4"><text:span text:style-name="T2"/></text:p>
      <text:p text:style-name="P4"><text:span text:style-name="T2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12:54:00.007114735</meta:creation-date>
    <dc:date>2020-08-28T17:05:30.058048521</dc:date>
    <meta:editing-duration>PT3H48M58S</meta:editing-duration>
    <meta:editing-cycles>2</meta:editing-cycles>
    <meta:generator>LibreOffice/6.4.5.2$Linux_X86_64 LibreOffice_project/40$Build-2</meta:generator>
    <meta:print-date>2020-08-28T13:22:43.615939065</meta:print-date>
    <meta:document-statistic meta:table-count="0" meta:image-count="0" meta:object-count="0" meta:page-count="1" meta:paragraph-count="37" meta:word-count="282" meta:character-count="1728" meta:non-whitespace-character-count="1485"/>
  </office:meta>
</office:document-meta>
</file>